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5988in" svg:height="4.8894in" svg:x="0in" svg:y="0.0744in">
            <draw:object draw:notify-on-update-of-ranges="Sheet1.B34:Sheet1.B48 Sheet1.C33:Sheet1.C33 Sheet1.C34:Sheet1.C48 Sheet1.D33:Sheet1.D33 Sheet1.D34:Sheet1.D48 Sheet1.E33:Sheet1.E33 Sheet1.E34:Sheet1.E48 Sheet1.F33:Sheet1.F33 Sheet1.F34:Sheet1.F48 Sheet1.G33:Sheet1.G33 Sheet1.G34:Sheet1.G48 Sheet1.H33:Sheet1.H33 Sheet1.H34:Sheet1.H48 Sheet1.I33:Sheet1.I33 Sheet1.I34:Sheet1.I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Monday</text:p>
          </table:table-cell>
          <table:table-cell table:number-columns-repeated="9"/>
        </table:table-row>
        <table:table-row table:style-name="ro1" table:number-rows-repeated="31">
          <table:table-cell table:number-columns-repeated="10"/>
        </table:table-row>
        <table:table-row table:style-name="ro1">
          <table:table-cell table:style-name="ce1" office:value-type="string">
            <text:p>obs</text:p>
          </table:table-cell>
          <table:table-cell table:style-name="ce2" office:value-type="string">
            <text:p>term</text:p>
          </table:table-cell>
          <table:table-cell table:style-name="ce1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 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 </text:p>
          </table:table-cell>
          <table:table-cell table:style-name="ce1" office:value-type="string">
            <text:p>Sunday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Dallas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5" office:value-type="float" office:value="2">
            <text:p>2</text:p>
          </table:table-cell>
          <table:table-cell table:style-name="ce5" office:value-type="float" office:value="1.5">
            <text:p>1.5</text:p>
          </table:table-cell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string">
            <text:p>Seattle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3" table:style-name="ce5" office:value-type="float" office:value="2.5">
            <text:p>2.5</text:p>
          </table:table-cell>
          <table:table-cell table:style-name="ce5" office:value-type="float" office:value="1.5">
            <text:p>1.5</text:p>
          </table:table-cell>
          <table:table-cell table:style-name="ce5"/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string">
            <text:p>TempaB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4" table:style-name="ce5" office:value-type="float" office:value="2.5">
            <text:p>2.5</text:p>
          </table:table-cell>
          <table:table-cell table:style-name="ce5"/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Atlanta</text:p>
          </table:table-cell>
          <table:table-cell table:number-columns-repeated="2" table:style-name="ce4" office:value-type="float" office:value="1.5">
            <text:p>1.5</text:p>
          </table:table-cell>
          <table:table-cell table:number-columns-repeated="3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/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Pit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.5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3">
            <text:p>3</text:p>
          </table:table-cell>
          <table:table-cell table:style-name="ce5"/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Detroit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/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3" office:value-type="string">
            <text:p>Bal</text:p>
          </table:table-cell>
          <table:table-cell table:number-columns-repeated="2" table:style-name="ce4" office:value-type="float" office:value="3.5">
            <text:p>3.5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/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Washington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.5">
            <text:p>3.5</text:p>
          </table:table-cell>
          <table:table-cell table:number-columns-repeated="4" table:style-name="ce5" office:value-type="float" office:value="3.5">
            <text:p>3.5</text:p>
          </table:table-cell>
          <table:table-cell table:style-name="ce5"/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string">
            <text:p>Tenn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4">
            <text:p>4</text:p>
          </table:table-cell>
          <table:table-cell table:number-columns-repeated="4" table:style-name="ce5" office:value-type="float" office:value="3.5">
            <text:p>3.5</text:p>
          </table:table-cell>
          <table:table-cell table:style-name="ce5"/>
          <table:table-cell office:value-type="float" office:value="10">
            <text:p>10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3" office:value-type="string">
            <text:p>Cin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.5">
            <text:p>4.5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 table:style-name="ce5" office:value-type="float" office:value="3.5">
            <text:p>3.5</text:p>
          </table:table-cell>
          <table:table-cell table:style-name="ce5"/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string">
            <text:p>Kansa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.5">
            <text:p>3.5</text:p>
          </table:table-cell>
          <table:table-cell table:style-name="ce5" office:value-type="float" office:value="4.5">
            <text:p>4.5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3.5">
            <text:p>3.5</text:p>
          </table:table-cell>
          <table:table-cell table:style-name="ce5"/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string">
            <text:p>New Orlean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.5">
            <text:p>6.5</text:p>
          </table:table-cell>
          <table:table-cell table:number-columns-repeated="3" table:style-name="ce5" office:value-type="float" office:value="6.5">
            <text:p>6.5</text:p>
          </table:table-cell>
          <table:table-cell table:style-name="ce5" office:value-type="float" office:value="7">
            <text:p>7</text:p>
          </table:table-cell>
          <table:table-cell table:style-name="ce5"/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string">
            <text:p>Indiana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.5">
            <text:p>7.5</text:p>
          </table:table-cell>
          <table:table-cell table:number-columns-repeated="3" table:style-name="ce5" office:value-type="float" office:value="8.5">
            <text:p>8.5</text:p>
          </table:table-cell>
          <table:table-cell table:style-name="ce5" office:value-type="float" office:value="9">
            <text:p>9</text:p>
          </table:table-cell>
          <table:table-cell table:style-name="ce5"/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string">
            <text:p>Denver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.5">
            <text:p>10.5</text:p>
          </table:table-cell>
          <table:table-cell table:style-name="ce5" office:value-type="float" office:value="10.5">
            <text:p>10.5</text:p>
          </table:table-cell>
          <table:table-cell table:number-columns-repeated="2"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/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SF</text:p>
          </table:table-cell>
          <table:table-cell table:number-columns-repeated="2"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16">
            <text:p>16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1" office:value-type="string">
            <text:p>obs</text:p>
          </table:table-cell>
          <table:table-cell table:style-name="ce2" office:value-type="string">
            <text:p>term</text:p>
          </table:table-cell>
          <table:table-cell table:style-name="ce1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 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 </text:p>
          </table:table-cell>
          <table:table-cell table:style-name="ce1" office:value-type="string">
            <text:p>Sunday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Pit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.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Atlanta</text:p>
          </table:table-cell>
          <table:table-cell table:number-columns-repeated="2" table:style-name="ce4" office:value-type="float" office:value="1.5">
            <text:p>1.5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Dallas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Seattle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5" office:value-type="float" office:value="2.5">
            <text:p>2.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TempaB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5" office:value-type="float" office:value="2.5">
            <text:p>2.5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SF</text:p>
          </table:table-cell>
          <table:table-cell table:number-columns-repeated="2"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Detroit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 office:value-type="string">
            <text:p>Bal</text:p>
          </table:table-cell>
          <table:table-cell table:number-columns-repeated="2" table:style-name="ce4" office:value-type="float" office:value="3.5">
            <text:p>3.5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string">
            <text:p>Washington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.5">
            <text:p>3.5</text:p>
          </table:table-cell>
          <table:table-cell table:number-columns-repeated="2" table:style-name="ce5" office:value-type="float" office:value="3.5">
            <text:p>3.5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string">
            <text:p>Tenn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4">
            <text:p>4</text:p>
          </table:table-cell>
          <table:table-cell table:number-columns-repeated="2" table:style-name="ce5" office:value-type="float" office:value="3.5">
            <text:p>3.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 office:value-type="string">
            <text:p>Cin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.5">
            <text:p>4.5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office:value-type="string">
            <text:p>Kansa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.5">
            <text:p>3.5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4">
            <text:p>4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string">
            <text:p>New Orlean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.5">
            <text:p>6.5</text:p>
          </table:table-cell>
          <table:table-cell table:number-columns-repeated="2" table:style-name="ce5" office:value-type="float" office:value="6.5">
            <text:p>6.5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string">
            <text:p>Indiana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.5">
            <text:p>7.5</text:p>
          </table:table-cell>
          <table:table-cell table:number-columns-repeated="2" table:style-name="ce5" office:value-type="float" office:value="8.5">
            <text:p>8.5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string">
            <text:p>Denver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.5">
            <text:p>10.5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1">
            <text:p>11</text:p>
          </table:table-cell>
          <table:table-cell table:style-name="ce5" table:number-columns-repeated="3"/>
          <table:table-cell/>
        </table:table-row>
        <table:table-row table:style-name="ro1" table:number-rows-repeated="104850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33:Sheet1.I48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 style:data-style-name="N2" text:time-value="0000-00-00T12:39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</meta:initial-creator>
    <meta:creation-date>2013-09-24T00:27:46</meta:creation-date>
    <dc:date>2013-09-29T12:44:22</dc:date>
    <dc:creator>gary </dc:creator>
    <meta:editing-duration>PT25M40S</meta:editing-duration>
    <meta:editing-cycles>10</meta:editing-cycles>
    <meta:generator>LibreOffice/4.0.2.2$Linux_X86_64 LibreOffice_project/400m0$Build-2</meta:generator>
    <meta:document-statistic meta:table-count="1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333333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gap-width="88" chart:overlap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5e2750" draw:fill="solid" draw:fill-color="#fffff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9.782cm" svg:height="12.42cm" xlink:href=".." xlink:type="simple" chart:class="chart:bar" chart:style-name="ch1">
        <chart:legend svg:x="45.775cm" svg:y="1.094cm" style:legend-expansion="custom" chartooo:width="3.69cm" chartooo:height="8.818cm" style:legend-expansion-aspect-ratio="0.41846223633477" chart:style-name="ch2"/>
        <chart:plot-area chart:style-name="ch3" table:cell-range-address="Sheet1.B34:Sheet1.I48 Sheet1.C33:Sheet1.I33" chart:data-source-has-labels="both" svg:x="1.987cm" svg:y="1.149cm" svg:width="41.484cm" svg:height="10.525cm">
          <chartooo:coordinate-region svg:x="2.608cm" svg:y="1.348cm" svg:width="40.241cm" svg:height="9.679cm"/>
          <chart:axis chart:dimension="x" chart:name="primary-x" chart:style-name="ch4" chartooo:axis-type="auto">
            <chartooo:date-scale/>
            <chart:categories table:cell-range-address="Sheet1.B34:Sheet1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34:Sheet1.C48" chart:label-cell-address="Sheet1.C33:Sheet1.C33" chart:class="chart:bar">
            <chart:data-point chart:repeated="15"/>
          </chart:series>
          <chart:series chart:attached-axis="primary-y" chart:style-name="ch9" chart:values-cell-range-address="Sheet1.D34:Sheet1.D48" chart:label-cell-address="Sheet1.D33:Sheet1.D33" chart:class="chart:bar">
            <chart:data-point chart:repeated="15"/>
          </chart:series>
          <chart:series chart:attached-axis="primary-y" chart:style-name="ch10" chart:values-cell-range-address="Sheet1.E34:Sheet1.E48" chart:label-cell-address="Sheet1.E33:Sheet1.E33" chart:class="chart:bar">
            <chart:data-point chart:repeated="15"/>
          </chart:series>
          <chart:series chart:attached-axis="primary-y" chart:style-name="ch11" chart:values-cell-range-address="Sheet1.F34:Sheet1.F48" chart:label-cell-address="Sheet1.F33:Sheet1.F33" chart:class="chart:bar">
            <chart:data-point chart:repeated="15"/>
          </chart:series>
          <chart:series chart:attached-axis="primary-y" chart:style-name="ch12" chart:values-cell-range-address="Sheet1.G34:Sheet1.G48" chart:label-cell-address="Sheet1.G33:Sheet1.G33" chart:class="chart:bar">
            <chart:data-point chart:repeated="15"/>
          </chart:series>
          <chart:series chart:attached-axis="primary-y" chart:style-name="ch13" chart:values-cell-range-address="Sheet1.H34:Sheet1.H48" chart:label-cell-address="Sheet1.H33:Sheet1.H33" chart:class="chart:bar">
            <chart:data-point chart:repeated="15"/>
          </chart:series>
          <chart:series chart:attached-axis="primary-y" chart:style-name="ch14" chart:values-cell-range-address="Sheet1.I34:Sheet1.I48" chart:label-cell-address="Sheet1.I33:Sheet1.I33" chart:class="chart:bar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day</text:p>
                <draw:g>
                  <svg:desc>Sheet1.C33:Sheet1.C33</svg:desc>
                </draw:g>
              </table:table-cell>
              <table:table-cell office:value-type="string">
                <text:p>Tuesday</text:p>
                <draw:g>
                  <svg:desc>Sheet1.D33:Sheet1.D33</svg:desc>
                </draw:g>
              </table:table-cell>
              <table:table-cell office:value-type="string">
                <text:p>Wednesday </text:p>
                <draw:g>
                  <svg:desc>Sheet1.E33:Sheet1.E33</svg:desc>
                </draw:g>
              </table:table-cell>
              <table:table-cell office:value-type="string">
                <text:p>Thursday</text:p>
                <draw:g>
                  <svg:desc>Sheet1.F33:Sheet1.F33</svg:desc>
                </draw:g>
              </table:table-cell>
              <table:table-cell office:value-type="string">
                <text:p>Friday</text:p>
                <draw:g>
                  <svg:desc>Sheet1.G33:Sheet1.G33</svg:desc>
                </draw:g>
              </table:table-cell>
              <table:table-cell office:value-type="string">
                <text:p>Saturday </text:p>
                <draw:g>
                  <svg:desc>Sheet1.H33:Sheet1.H33</svg:desc>
                </draw:g>
              </table:table-cell>
              <table:table-cell office:value-type="string">
                <text:p>Sunday</text:p>
                <draw:g>
                  <svg:desc>Sheet1.I33:Sheet1.I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llas</text:p>
                <draw:g>
                  <svg:desc>Sheet1.B34:Sheet1.B48</svg:desc>
                </draw:g>
              </table:table-cell>
              <table:table-cell office:value-type="float" office:value="2">
                <text:p>2</text:p>
                <draw:g>
                  <svg:desc>Sheet1.C34:Sheet1.C48</svg:desc>
                </draw:g>
              </table:table-cell>
              <table:table-cell office:value-type="float" office:value="2">
                <text:p>2</text:p>
                <draw:g>
                  <svg:desc>Sheet1.D34:Sheet1.D48</svg:desc>
                </draw:g>
              </table:table-cell>
              <table:table-cell office:value-type="float" office:value="2">
                <text:p>2</text:p>
                <draw:g>
                  <svg:desc>Sheet1.E34:Sheet1.E48</svg:desc>
                </draw:g>
              </table:table-cell>
              <table:table-cell office:value-type="float" office:value="2">
                <text:p>2</text:p>
                <draw:g>
                  <svg:desc>Sheet1.F34:Sheet1.F48</svg:desc>
                </draw:g>
              </table:table-cell>
              <table:table-cell office:value-type="float" office:value="2">
                <text:p>2</text:p>
                <draw:g>
                  <svg:desc>Sheet1.G34:Sheet1.G48</svg:desc>
                </draw:g>
              </table:table-cell>
              <table:table-cell office:value-type="float" office:value="1.5">
                <text:p>1.5</text:p>
                <draw:g>
                  <svg:desc>Sheet1.H34:Sheet1.H48</svg:desc>
                </draw:g>
              </table:table-cell>
              <table:table-cell office:value-type="float" office:value="NaN">
                <text:p>NaN</text:p>
                <draw:g>
                  <svg:desc>Sheet1.I34:Sheet1.I48</svg:desc>
                </draw:g>
              </table:table-cell>
            </table:table-row>
            <table:table-row>
              <table:table-cell office:value-type="string">
                <text:p>Seattle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mpaB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tt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roit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l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nn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in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Orleans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nver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square" draw:cx="50%" draw:cy="50%" draw:start="80%" draw:end="0%" draw:angle="0" draw:border="25%"/>
  </office:styles>
</office:document-styles>
</file>